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dddddd" draw:opacity="100%" draw:opacity-name="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4" draw:fill="solid" draw:fill-color="#83caff" draw:textarea-horizontal-align="justify" draw:textarea-vertical-align="middle" draw:auto-grow-height="false" fo:min-height="0cm"/>
    </style:style>
    <style:style style:name="gr10" style:family="graphic" style:parent-style-name="standard">
      <style:graphic-properties draw:stroke="solid" svg:stroke-color="#999999" draw:fill="solid" draw:fill-color="#dddddd" draw:textarea-horizontal-align="left" draw:auto-grow-height="true" draw:auto-grow-width="true" fo:min-height="1.101cm" fo:min-width="3.707cm"/>
    </style:style>
    <style:style style:name="gr11" style:family="graphic" style:parent-style-name="standard">
      <style:graphic-properties draw:stroke="solid" svg:stroke-color="#999999" draw:fill="solid" draw:fill-color="#dddddd" draw:textarea-horizontal-align="left" draw:auto-grow-height="true" draw:auto-grow-width="true" fo:min-height="1.101cm" fo:min-width="3.1cm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999999" draw:fill="solid" draw:fill-color="#dddddd" draw:textarea-horizontal-align="left" draw:auto-grow-height="true" draw:auto-grow-width="true" fo:min-height="0.75cm" fo:min-width="3.943cm"/>
    </style:style>
    <style:style style:name="gr14" style:family="graphic" style:parent-style-name="standard">
      <style:graphic-properties draw:stroke="solid" svg:stroke-color="#999999" draw:fill="solid" draw:fill-color="#dddddd" draw:textarea-horizontal-align="left" draw:auto-grow-height="true" draw:auto-grow-width="true" fo:min-height="0.632cm" fo:min-width="1.19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6pt" style:font-size-complex="16pt"/>
    </style:style>
    <style:style style:name="P3" style:family="paragraph">
      <style:paragraph-properties fo:text-align="center"/>
      <style:text-properties fo:color="#666666" fo:font-size="14pt" style:font-size-asian="16pt" style:font-size-complex="16pt"/>
    </style:style>
    <style:style style:name="P4" style:family="paragraph">
      <style:text-properties fo:color="#666666" fo:font-size="14pt"/>
    </style:style>
    <style:style style:name="P5" style:family="paragraph">
      <style:text-properties fo:color="#666666" fo:font-size="14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66666" fo:font-size="14pt"/>
    </style:style>
    <style:style style:name="T1" style:family="text">
      <style:text-properties style:font-size-asian="16pt" style:font-size-complex="16pt"/>
    </style:style>
    <style:style style:name="T2" style:family="text">
      <style:text-properties fo:color="#666666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3.1cm" svg:y="2.4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1cm" svg:y="1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7.1cm" svg:y="1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95cm" svg:y1="1.9cm" svg:x2="16.3cm" svg:y2="3.187cm" draw:start-shape="id1" draw:start-glue-point="2" draw:end-shape="id2" draw:end-glue-point="9" svg:d="M17950 1900v1287h-1650">
          <text:p/>
        </draw:connector>
        <draw:connector draw:style-name="gr3" draw:text-style-name="P1" draw:layer="layout" svg:x1="11.95cm" svg:y1="1.9cm" svg:x2="13.1cm" svg:y2="3.713cm" draw:start-shape="id3" draw:start-glue-point="2" draw:end-shape="id2" draw:end-glue-point="6" svg:d="M11950 1900v1813h1150">
          <text:p/>
        </draw:connector>
        <draw:custom-shape draw:style-name="gr4" draw:text-style-name="P2" xml:id="id4" draw:id="id4" draw:layer="layout" svg:width="1.8cm" svg:height="0.9cm" svg:x="1.7cm" svg:y="1cm">
          <text:p text:style-name="P2"><text:span text:style-name="T1">ES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1.7cm" svg:height="0.9cm" svg:x="4.6cm" svg:y="1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.7cm" svg:height="0.9cm" svg:x="7.3cm" svg:y="1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cm" svg:y1="1.9cm" svg:x2="3.6cm" svg:y2="3.814cm" draw:start-shape="id4" draw:start-glue-point="2" draw:end-shape="id5" draw:end-glue-point="6" svg:d="M2600 1900v1914h1000">
          <text:p/>
        </draw:connector>
        <draw:connector draw:style-name="gr3" draw:text-style-name="P1" draw:layer="layout" svg:x1="8.15cm" svg:y1="1.9cm" svg:x2="6.8cm" svg:y2="3.551cm" draw:start-shape="id6" draw:start-glue-point="2" draw:end-shape="id5" draw:end-glue-point="1" svg:d="M8150 1900v1651h-1350">
          <text:p/>
        </draw:connector>
        <draw:custom-shape draw:style-name="gr5" draw:text-style-name="P2" xml:id="id7" draw:id="id7" draw:layer="layout" svg:width="4.5cm" svg:height="0.9cm" svg:x="12.2cm" svg:y="5.2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4.7cm" svg:height="0.9cm" svg:x="12.1cm" svg:y="6.7cm">
          <text:p text:style-name="P2"><text:span text:style-name="T1">SpatialPoints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437cm" svg:y1="4.5cm" svg:x2="14.45cm" svg:y2="5.2cm" draw:start-shape="id2" draw:start-glue-point="7" draw:end-shape="id7" draw:end-glue-point="0" svg:d="M14437 4500l13 700">
          <text:p/>
        </draw:connector>
        <draw:connector draw:style-name="gr3" draw:text-style-name="P1" draw:layer="layout" draw:type="line" svg:x1="5.45cm" svg:y1="1.9cm" svg:x2="5.463cm" svg:y2="2.501cm" draw:start-shape="id8" draw:start-glue-point="2" draw:end-shape="id5" draw:end-glue-point="4" svg:d="M5450 1900l13 601">
          <text:p/>
        </draw:connector>
        <draw:connector draw:style-name="gr3" draw:text-style-name="P1" draw:layer="layout" draw:type="line" svg:x1="14.45cm" svg:y1="6.1cm" svg:x2="14.45cm" svg:y2="6.7cm" draw:start-shape="id7" draw:start-glue-point="2" draw:end-shape="id9" draw:end-glue-point="0" svg:d="M14450 6100v600">
          <text:p/>
        </draw:connector>
        <draw:custom-shape draw:style-name="gr5" draw:text-style-name="P2" xml:id="id10" draw:id="id10" draw:layer="layout" svg:width="2.299cm" svg:height="0.9cm" svg:x="13.301cm" svg:y="8.2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3.1cm" svg:height="0.9cm" svg:x="12.9cm" svg:y="9.7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45cm" svg:y1="7.6cm" svg:x2="14.45cm" svg:y2="8.201cm" draw:start-shape="id9" draw:start-glue-point="2" draw:end-shape="id10" draw:end-glue-point="0" svg:d="M14450 7600v601">
          <text:p/>
        </draw:connector>
        <draw:connector draw:style-name="gr3" draw:text-style-name="P1" draw:layer="layout" draw:type="line" svg:x1="14.45cm" svg:y1="9.101cm" svg:x2="14.45cm" svg:y2="9.7cm" draw:start-shape="id10" draw:start-glue-point="2" draw:end-shape="id11" draw:end-glue-point="0" svg:d="M14450 9101v599">
          <text:p/>
        </draw:connector>
        <draw:custom-shape draw:style-name="gr5" draw:text-style-name="P2" xml:id="id14" draw:id="id14" draw:layer="layout" svg:width="2.5cm" svg:height="1.098cm" svg:x="13.3cm" svg:y="18.8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1" draw:id="id21" draw:layer="layout" svg:width="5.6cm" svg:height="2cm" svg:x="6.1cm" svg:y="13.6cm">
          <text:p text:style-name="P3"><text:span text:style-name="T2">Draw angle and </text:span></text:p>
          <text:p text:style-name="P3"><text:span text:style-name="T2">distance from binned </text:span></text:p>
          <text:p text:style-name="P3"><text:span text:style-name="T2">probability distribu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4.5cm" svg:height="1.4cm" svg:x="12.3cm" svg:y="20.6cm">
          <text:p text:style-name="P2"><text:span text:style-name="T1">ltraj object</text:span></text:p>
          <text:p text:style-name="P2"><text:span text:style-name="T1"><text:s/></text:span><text:span text:style-name="T1">with random step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4.2cm" svg:height="0.9cm" svg:x="2.8cm" svg:y="22.2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2.2cm" svg:height="0.9cm" svg:x="3.8cm" svg:y="19.7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3cm" svg:y1="21.3cm" svg:x2="6cm" svg:y2="20.153cm" draw:start-shape="id12" draw:start-glue-point="3" draw:end-shape="id13" svg:d="M12300 21300l-6300-1147">
          <text:p/>
        </draw:connector>
        <draw:connector draw:style-name="gr8" draw:text-style-name="P1" draw:layer="layout" draw:type="line" svg:x1="14.55cm" svg:y1="19.9cm" svg:x2="14.55cm" svg:y2="20.6cm" draw:start-shape="id14" draw:start-glue-point="2" draw:end-shape="id12" draw:end-glue-point="0" svg:d="M14550 19900v700">
          <text:p/>
        </draw:connector>
        <draw:connector draw:style-name="gr8" draw:text-style-name="P1" draw:layer="layout" draw:type="line" svg:x1="4.9cm" svg:y1="20.603cm" svg:x2="4.9cm" svg:y2="22.2cm" draw:start-shape="id13" draw:start-glue-point="2" draw:end-shape="id15" draw:end-glue-point="0" svg:d="M4900 20603v1597">
          <text:p/>
        </draw:connector>
        <draw:custom-shape draw:style-name="gr1" draw:text-style-name="P2" xml:id="id19" draw:id="id19" draw:layer="layout" svg:width="3.2cm" svg:height="2.199cm" svg:x="8.601cm" svg:y="23.8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xml:id="id5" draw:id="id5" draw:layer="layout" svg:width="3.2cm" svg:height="2.1cm" svg:x="3.6cm" svg:y="2.5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14.55cm" svg:y1="22cm" svg:x2="11.7cm" svg:y2="22.654cm" draw:start-shape="id12" draw:start-glue-point="2" draw:end-shape="id16" draw:end-glue-point="1" svg:d="M14550 22000v654h-2850">
          <text:p/>
        </draw:connector>
        <draw:custom-shape draw:style-name="gr5" draw:text-style-name="P2" xml:id="id25" draw:id="id25" draw:layer="layout" svg:width="1.799cm" svg:height="0.997cm" svg:x="13.201cm" svg:y="25.4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7" draw:id="id17" draw:layer="layout" svg:width="2.099cm" svg:height="0.997cm" svg:x="15.301cm" svg:y="25.4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6.35cm" svg:y1="26.397cm" svg:x2="16.349cm" svg:y2="27.2cm" draw:start-shape="id17" draw:start-glue-point="2" draw:end-shape="id18" draw:end-glue-point="0" svg:d="M16350 26397l-1 803">
          <text:p/>
        </draw:connector>
        <draw:custom-shape draw:style-name="gr5" draw:text-style-name="P2" xml:id="id16" draw:id="id16" draw:layer="layout" svg:width="2.5cm" svg:height="0.9cm" svg:x="9.2cm" svg:y="22.2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cm" svg:y1="22.65cm" svg:x2="9.2cm" svg:y2="22.654cm" draw:start-shape="id15" draw:start-glue-point="1" draw:end-shape="id16" draw:end-glue-point="3" svg:d="M7000 22650l2200 4">
          <text:p/>
        </draw:connector>
        <draw:connector draw:style-name="gr8" draw:text-style-name="P1" draw:layer="layout" draw:type="line" svg:x1="10.45cm" svg:y1="23.104cm" svg:x2="10.476cm" svg:y2="23.801cm" draw:start-shape="id16" draw:start-glue-point="2" draw:end-shape="id19" draw:end-glue-point="4" svg:d="M10450 23104l26 697">
          <text:p/>
        </draw:connector>
        <draw:frame draw:style-name="gr10" draw:text-style-name="P5" xml:id="id23" draw:id="id23" draw:layer="layout" svg:width="4.672cm" svg:height="1.351cm" svg:x="12.193cm" svg:y="16.8cm">
          <draw:text-box>
            <text:p text:style-name="P4"><text:span text:style-name="T1">Segmenting homo-</text:span></text:p>
            <text:p text:style-name="P4"><text:span text:style-name="T1">genous behaviour</text:span></text:p>
          </draw:text-box>
        </draw:frame>
        <draw:custom-shape draw:style-name="gr5" draw:text-style-name="P2" xml:id="id20" draw:id="id20" draw:layer="layout" svg:width="2.299cm" svg:height="0.9cm" svg:x="13.301cm" svg:y="11.2cm">
          <text:p text:style-name="P1"><text:span text:style-name="T1">cut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4.45cm" svg:y1="10.6cm" svg:x2="14.45cm" svg:y2="11.2cm" draw:start-shape="id11" draw:start-glue-point="2" draw:end-shape="id20" draw:end-glue-point="0" svg:d="M14450 10600v600">
          <text:p/>
        </draw:connector>
        <draw:connector draw:style-name="gr3" draw:text-style-name="P6" draw:layer="layout" svg:x1="13.301cm" svg:y1="11.65cm" svg:x2="8.9cm" svg:y2="13.6cm" draw:start-shape="id20" draw:start-glue-point="3" draw:end-shape="id21" draw:end-glue-point="0" svg:d="M13301 11650h-4401v1950">
          <text:p/>
        </draw:connector>
        <draw:frame draw:style-name="gr11" draw:text-style-name="P3" xml:id="id22" draw:id="id22" draw:layer="layout" svg:width="3.77cm" svg:height="1.351cm" svg:x="12.6cm" svg:y="14.8cm">
          <draw:text-box>
            <text:p text:style-name="P7"><text:span text:style-name="T1">Testing for</text:span></text:p>
            <text:p text:style-name="P7"><text:span text:style-name="T1">autocorrelation</text:span></text:p>
          </draw:text-box>
        </draw:frame>
        <draw:connector draw:style-name="gr12" draw:text-style-name="P6" draw:layer="layout" draw:type="line" svg:x1="14.485cm" svg:y1="16.151cm" svg:x2="14.529cm" svg:y2="16.8cm" draw:start-shape="id22" draw:start-glue-point="2" draw:end-shape="id23" draw:end-glue-point="0" svg:d="M14485 16151l44 649">
          <text:p/>
        </draw:connector>
        <draw:connector draw:style-name="gr3" draw:text-style-name="P6" draw:layer="layout" draw:type="line" svg:x1="14.529cm" svg:y1="18.151cm" svg:x2="14.55cm" svg:y2="18.802cm" draw:start-shape="id23" draw:start-glue-point="2" draw:end-shape="id14" draw:end-glue-point="0" svg:d="M14529 18151l21 651">
          <text:p/>
        </draw:connector>
        <draw:connector draw:style-name="gr3" draw:text-style-name="P6" draw:layer="layout" draw:type="line" svg:x1="14.45cm" svg:y1="12.1cm" svg:x2="14.5cm" svg:y2="12.7cm" draw:start-shape="id20" draw:start-glue-point="2" draw:end-shape="id24" draw:end-glue-point="0" svg:d="M14450 12100l50 600">
          <text:p/>
        </draw:connector>
        <draw:connector draw:style-name="gr3" draw:text-style-name="P6" draw:layer="layout" draw:type="line" svg:x1="4.937cm" svg:y1="4.601cm" svg:x2="4.9cm" svg:y2="19.703cm" draw:start-shape="id5" draw:start-glue-point="7" draw:end-shape="id13" draw:end-glue-point="0" svg:d="M4937 4601l-37 15102">
          <text:p/>
        </draw:connector>
        <draw:connector draw:style-name="gr3" draw:text-style-name="P6" draw:layer="layout" draw:type="lines" svg:x1="8.9cm" svg:y1="15.6cm" svg:x2="12.3cm" svg:y2="21.3cm" draw:start-shape="id21" draw:start-glue-point="2" draw:end-shape="id12" draw:end-glue-point="3" svg:d="M8900 15600v501l2899 5199h501">
          <text:p/>
        </draw:connector>
        <draw:custom-shape draw:style-name="gr6" draw:text-style-name="P2" xml:id="id27" draw:id="id27" draw:layer="layout" svg:width="2.9cm" svg:height="1.4cm" svg:x="10cm" svg:y="27.3cm">
          <text:p text:style-name="P2"><text:span text:style-name="T1">Model and</text:span></text:p>
          <text:p text:style-name="P2"><text:span text:style-name="T1">predictions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4.1cm" svg:y1="26.397cm" svg:x2="16.349cm" svg:y2="27.2cm" draw:start-shape="id25" draw:start-glue-point="2" draw:end-shape="id18" draw:end-glue-point="0" svg:d="M14100 26397l2249 803">
          <text:p/>
        </draw:connector>
        <draw:connector draw:style-name="gr3" draw:text-style-name="P6" draw:layer="layout" draw:type="line" svg:x1="18.669cm" svg:y1="26.283cm" svg:x2="16.349cm" svg:y2="27.2cm" draw:start-shape="id26" draw:start-glue-point="2" draw:end-shape="id18" draw:end-glue-point="0" svg:d="M18669 26283l-2320 917">
          <text:p/>
        </draw:connector>
        <draw:frame draw:style-name="gr13" draw:text-style-name="P5" xml:id="id18" draw:id="id18" draw:layer="layout" svg:width="4.443cm" svg:height="1cm" svg:x="14.128cm" svg:y="27.2cm">
          <draw:text-box>
            <text:p text:style-name="P4"><text:span text:style-name="T1">Model diagnostics</text:span></text:p>
          </draw:text-box>
        </draw:frame>
        <draw:frame draw:style-name="gr14" draw:text-style-name="P3" xml:id="id26" draw:id="id26" draw:layer="layout" svg:width="1.7cm" svg:height="0.882cm" draw:transform="rotate (0.0197222205475322) translate (17.802cm 25.418cm)">
          <draw:text-box>
            <text:p text:style-name="P3">etc ...</text:p>
          </draw:text-box>
        </draw:frame>
        <draw:frame draw:style-name="gr13" draw:text-style-name="P5" xml:id="id28" draw:id="id28" draw:layer="layout" svg:width="4.443cm" svg:height="1cm" svg:x="4.157cm" svg:y="27.5cm">
          <draw:text-box>
            <text:p text:style-name="P4"><text:span text:style-name="T1">Raster calculation</text:span></text:p>
          </draw:text-box>
        </draw:frame>
        <draw:connector draw:style-name="gr3" draw:text-style-name="P6" draw:layer="layout" svg:x1="11.801cm" svg:y1="24.626cm" svg:x2="14.1cm" svg:y2="25.4cm" draw:start-shape="id19" draw:start-glue-point="9" draw:end-shape="id25" draw:end-glue-point="0" svg:d="M11801 24626h2299v774">
          <text:p/>
        </draw:connector>
        <draw:connector draw:style-name="gr3" draw:text-style-name="P6" draw:layer="layout" svg:x1="11.801cm" svg:y1="24.626cm" svg:x2="16.35cm" svg:y2="25.4cm" draw:start-shape="id19" draw:start-glue-point="9" draw:end-shape="id17" draw:end-glue-point="0" svg:d="M11801 24626h4549v774">
          <text:p/>
        </draw:connector>
        <draw:connector draw:style-name="gr3" draw:text-style-name="P6" draw:layer="layout" svg:x1="11.801cm" svg:y1="24.626cm" svg:x2="18.652cm" svg:y2="25.401cm" draw:start-shape="id19" draw:start-glue-point="9" draw:end-shape="id26" draw:end-glue-point="0" svg:d="M11801 24626h6851v775">
          <text:p/>
        </draw:connector>
        <draw:custom-shape draw:style-name="gr6" draw:text-style-name="P2" xml:id="id24" draw:id="id24" draw:layer="layout" svg:width="3.4cm" svg:height="1.4cm" svg:x="12.8cm" svg:y="12.7cm">
          <text:p text:style-name="P2"><text:span text:style-name="T1">ltraj object</text:span></text:p>
          <text:p text:style-name="P2"><text:span text:style-name="T1"><text:s/></text:span><text:span text:style-name="T1">with bursts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4.5cm" svg:y1="14.1cm" svg:x2="14.485cm" svg:y2="14.8cm" draw:start-shape="id24" draw:start-glue-point="2" draw:end-shape="id22" draw:end-glue-point="0" svg:d="M14500 14100l-15 700">
          <text:p/>
        </draw:connector>
        <draw:connector draw:style-name="gr3" draw:text-style-name="P6" draw:layer="layout" svg:x1="14.128cm" svg:y1="27.7cm" svg:x2="12.9cm" svg:y2="28cm" draw:start-shape="id18" draw:start-glue-point="3" draw:end-shape="id27" draw:end-glue-point="1" svg:d="M14128 27700h-614v300h-614">
          <text:p/>
        </draw:connector>
        <draw:connector draw:style-name="gr3" draw:text-style-name="P6" draw:layer="layout" draw:type="line" svg:x1="10cm" svg:y1="28cm" svg:x2="8.6cm" svg:y2="28cm" draw:start-shape="id27" draw:start-glue-point="3" draw:end-shape="id28" draw:end-glue-point="1" svg:d="M10000 28000h-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8T15:18:47.053050525</meta:creation-date>
    <dc:date>2014-11-27T18:39:46.87</dc:date>
    <meta:editing-duration>PT6H41M53S</meta:editing-duration>
    <meta:editing-cycles>18</meta:editing-cycles>
    <meta:generator>OpenOffice/4.1.1$Win32 OpenOffice.org_project/411m6$Build-9775</meta:generator>
    <meta:print-date>2014-11-20T14:15:39.76</meta:print-date>
    <meta:document-statistic meta:object-count="59"/>
  </office:meta>
</office:document-meta>
</file>